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00c8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291d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100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9cdb3" officeooo:paragraph-rsid="0029cdb3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3303de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673fd" style:font-name-asian="BAAAAA+TimesNewRomanPS-ItalicMT" style:font-size-asian="11pt" style:font-name-complex="BAAAAA+TimesNewRomanPS-ItalicM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3303de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19740b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4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paragraph-rsid="003303d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23d47" officeooo:paragraph-rsid="0034c8ac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2239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303de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100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9cdb3" officeooo:paragraph-rsid="0029cdb3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5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5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6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officeooo:rsid="000a410c"/>
    </style:style>
    <style:style style:name="T3" style:family="text">
      <style:text-properties officeooo:rsid="000bd8a6"/>
    </style:style>
    <style:style style:name="T4" style:family="text">
      <style:text-properties officeooo:rsid="000c496d"/>
    </style:style>
    <style:style style:name="T5" style:family="text">
      <style:text-properties officeooo:rsid="000cfcde"/>
    </style:style>
    <style:style style:name="T6" style:family="text">
      <style:text-properties style:font-name="Alfios" fo:font-style="normal" style:font-style-asian="normal" style:font-style-complex="normal"/>
    </style:style>
    <style:style style:name="T7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8" style:family="text">
      <style:text-properties style:font-name="Candara" fo:font-style="italic" style:font-style-asian="italic" style:font-style-complex="italic"/>
    </style:style>
    <style:style style:name="T9" style:family="text">
      <style:text-properties officeooo:rsid="00100c89"/>
    </style:style>
    <style:style style:name="T10" style:family="text">
      <style:text-properties officeooo:rsid="00122399"/>
    </style:style>
    <style:style style:name="T11" style:family="text">
      <style:text-properties officeooo:rsid="0013e67a"/>
    </style:style>
    <style:style style:name="T12" style:family="text">
      <style:text-properties officeooo:rsid="00183fb3"/>
    </style:style>
    <style:style style:name="T13" style:family="text">
      <style:text-properties officeooo:rsid="0019740b"/>
    </style:style>
    <style:style style:name="T14" style:family="text">
      <style:text-properties officeooo:rsid="001a4705"/>
    </style:style>
    <style:style style:name="T15" style:family="text">
      <style:text-properties officeooo:rsid="001bf3e7"/>
    </style:style>
    <style:style style:name="T16" style:family="text">
      <style:text-properties officeooo:rsid="0020323c"/>
    </style:style>
    <style:style style:name="T17" style:family="text">
      <style:text-properties officeooo:rsid="001684cd"/>
    </style:style>
    <style:style style:name="T18" style:family="text">
      <style:text-properties officeooo:rsid="002673fd"/>
    </style:style>
    <style:style style:name="T19" style:family="text">
      <style:text-properties officeooo:rsid="0026fe74"/>
    </style:style>
    <style:style style:name="T20" style:family="text">
      <style:text-properties officeooo:rsid="00286734"/>
    </style:style>
    <style:style style:name="T21" style:family="text">
      <style:text-properties officeooo:rsid="00291dd5"/>
    </style:style>
    <style:style style:name="T22" style:family="text">
      <style:text-properties officeooo:rsid="002d1431"/>
    </style:style>
    <style:style style:name="T23" style:family="text">
      <style:text-properties officeooo:rsid="003100d5"/>
    </style:style>
    <style:style style:name="T24" style:family="text">
      <style:text-properties officeooo:rsid="00323d47"/>
    </style:style>
    <style:style style:name="T25" style:family="text">
      <style:text-properties officeooo:rsid="003303de"/>
    </style:style>
    <style:style style:name="T26" style:family="text">
      <style:text-properties officeooo:rsid="003562d4"/>
    </style:style>
    <style:style style:name="T27" style:family="text">
      <style:text-properties officeooo:rsid="00374f5a"/>
    </style:style>
    <style:style style:name="T28" style:family="text">
      <style:text-properties officeooo:rsid="00394e38"/>
    </style:style>
    <style:style style:name="T29" style:family="text">
      <style:text-properties style:text-position="super 58%" officeooo:rsid="003303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Alexei Znamensky</text:p>
      <text:p text:style-name="P7">Curriculum Vitæ / Resumé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6">Address</text:p>
          </table:table-cell>
          <table:table-cell table:style-name="Table1.B1" office:value-type="string">
            <text:p text:style-name="P34">Tr. Jorge Norton, 40, ap. 63-B, Bosque</text:p>
            <text:p text:style-name="P34">13026-063 Campinas-SP</text:p>
            <text:p text:style-name="P34">BRA<text:span text:style-name="T28">Z</text:span>IL</text:p>
          </table:table-cell>
        </table:table-row>
        <table:table-row table:style-name="Table1.1">
          <table:table-cell table:style-name="Table1.A1" office:value-type="string">
            <text:p text:style-name="P36">Mobile Phone</text:p>
          </table:table-cell>
          <table:table-cell table:style-name="Table1.B1" office:value-type="string">
            <text:p text:style-name="P48">+55 19 999 378 335</text:p>
          </table:table-cell>
        </table:table-row>
        <table:table-row table:style-name="Table1.1">
          <table:table-cell table:style-name="Table1.A1" office:value-type="string">
            <text:p text:style-name="P36">E-mail/MSN/GTalk</text:p>
          </table:table-cell>
          <table:table-cell table:style-name="Table1.B1" office:value-type="string">
            <text:p text:style-name="P28"><text:a xlink:type="simple" xlink:href="mailto:russoz@gmail.com" text:style-name="Internet_20_link" text:visited-style-name="Visited_20_Internet_20_Link"><text:span text:style-name="T6">russoz@gmail.com</text:span></text:a></text:p>
          </table:table-cell>
        </table:table-row>
        <table:table-row table:style-name="Table1.5">
          <table:table-cell table:style-name="Table1.A5" office:value-type="string">
            <text:p text:style-name="P42">LinkedIn</text:p>
          </table:table-cell>
          <table:table-cell table:style-name="Table1.B5" office:value-type="string">
            <text:p text:style-name="P40"><text:a xlink:type="simple" xlink:href="http://goo.gl/PKELl" text:style-name="Internet_20_link" text:visited-style-name="Visited_20_Internet_20_Link"><text:span text:style-name="T1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6">Management</text:p>
          </table:table-cell>
          <table:table-cell table:style-name="Table1.B1" office:value-type="string">
            <text:p text:style-name="P30">Proven capacity for leadership and team working</text:p>
            <text:p text:style-name="P31"><text:span text:style-name="T4">8</text:span>+ years of experience <text:span text:style-name="T3">in leadership positions</text:span></text:p>
            <text:p text:style-name="P31">Conflict Management/<text:span text:style-name="T25">Motivation/Inspiring</text:span></text:p>
          </table:table-cell>
        </table:table-row>
        <table:table-row table:style-name="Table1.1">
          <table:table-cell table:style-name="Table1.A1" office:value-type="string">
            <text:p text:style-name="P36">System Administration</text:p>
          </table:table-cell>
          <table:table-cell table:style-name="Table1.B1" office:value-type="string">
            <text:p text:style-name="P30">Experience installing, configuring, <text:span text:style-name="T26">programming</text:span> and managing <text:span text:style-name="T5">IBM WebSphere software</text:span></text:p>
            <text:p text:style-name="P30">Experience assessing and tuning performance</text:p>
            <text:p text:style-name="P31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37">Development</text:p>
          </table:table-cell>
          <table:table-cell table:style-name="Table1.B1" office:value-type="string">
            <text:p text:style-name="P3"><text:span text:style-name="T12">E</text:span>xperience with Java Enterprise platform <text:span text:style-name="T12">since 2000, also in Perl, Python, bash, some PHP and some groovy.</text:span></text:p>
          </table:table-cell>
        </table:table-row>
        <table:table-row table:style-name="Table1.1">
          <table:table-cell table:style-name="Table1.A1" office:value-type="string">
            <text:p text:style-name="P36">Training</text:p>
          </table:table-cell>
          <table:table-cell table:style-name="Table1.B1" office:value-type="string">
            <text:p text:style-name="P32"><text:span text:style-name="T13">E</text:span>xperience in <text:span text:style-name="T14">teaching</text:span> <text:span text:style-name="T13">technical courses since 1998</text:span></text:p>
            <text:p text:style-name="P32">Main courses taught: <text:span text:style-name="T5">IBM WAS </text:span>v4/v5/v6, Java, Linux, <text:span text:style-name="T15">Unix</text:span></text:p>
            <text:p text:style-name="P30">Development of <text:span text:style-name="T5">training</text:span> material<text:span text:style-name="T5">s</text:span></text:p>
          </table:table-cell>
        </table:table-row>
        <table:table-row table:style-name="Table1.1">
          <table:table-cell table:style-name="Table1.A1" office:value-type="string">
            <text:p text:style-name="P36">Languages</text:p>
          </table:table-cell>
          <table:table-cell table:style-name="Table1.B1" office:value-type="string">
            <text:p text:style-name="P4">Portuguese: Fluent (native)</text:p>
            <text:p text:style-name="P3">English: Fluent (reading, writing, speaking)</text:p>
            <text:p text:style-name="P30">Spanish: Intermediate (reading, <text:span text:style-name="T2">writing, </text:span>speaking)</text:p>
            <text:p text:style-name="P30">German: Beginner (reading, speaking)</text:p>
            <text:p text:style-name="P30">French: Beginner (reading)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9">Experience</text:p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23">Movile</text:p>
            <text:p text:style-name="P45">Reliability Manager</text:p>
            <text:p text:style-name="P46">Campinas, Brazil (May/2016 - current)</text:p>
            <text:p text:style-name="P45">Buenos Aires, Argentina (Jun/2014 – <text:span text:style-name="T27">May/2016</text:span>)</text:p>
            <text:p text:style-name="P43"/>
            <text:p text:style-name="P43"/>
            <text:p text:style-name="P43"/>
            <text:p text:style-name="P43"/>
            <text:p text:style-name="P43">Production Support Manager</text:p>
            <text:p text:style-name="P24">Campinas, <text:span text:style-name="T27">Brazil</text:span> (Oct/2012 – <text:span text:style-name="T24">Jun/2014</text:span>)</text:p>
          </table:table-cell>
          <table:table-cell table:style-name="Table1.B1" office:value-type="string">
            <text:p text:style-name="P54">Responsible <text:span text:style-name="T25">for the Reliability area, providing solutions to sustain the 24x7 operation of the company, sending around 50 million SMS messages/day, and performing around 100 million billing transactions/day. Implementing alarms remediation, and improved response times for 2</text:span><text:span text:style-name="T29">nd</text:span><text:span text:style-name="T25"> level teams using better notification tools and processes.</text:span></text:p>
            <text:p text:style-name="P16"/>
            <text:p text:style-name="P15">Interaction with other areas, including Business, Development &amp; <text:span text:style-name="T23">S</text:span>upport teams in other countries, as well as clients and service providers.</text:p>
          </table:table-cell>
        </table:table-row>
        <text:soft-page-break/>
        <table:table-row table:style-name="Table1.1">
          <table:table-cell table:style-name="Table1.A1" office:value-type="string">
            <text:p text:style-name="P44">Production Support Manager</text:p>
            <text:p text:style-name="P25">Campinas, SP (Oct/2012 – <text:span text:style-name="T24">Jun/2014</text:span>)</text:p>
          </table:table-cell>
          <table:table-cell table:style-name="Table1.B1" office:value-type="string">
            <text:p text:style-name="P19">Responsible for the Movile's Support team, grew a 3-people team into a 24x7 operation. Automated many workflows, created and destroyed a number of processes for the team. Reinvented the team a couple of times, interviewed some hundreds of people.</text:p>
            <text:p text:style-name="P19"/>
            <text:p text:style-name="P20">Implemented SLA models and agile patterns like Kanban.</text:p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3">IBM Brazil</text:p>
            <text:p text:style-name="P43">Senior IT Specialist</text:p>
            <text:p text:style-name="P26">São Paulo, SP (Mar/2011 – Sep/2012)</text:p>
          </table:table-cell>
          <table:table-cell table:style-name="Table1.B1" office:value-type="string">
            <text:p text:style-name="P11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3">Cognizant Tech Solutions</text:p>
            <text:p text:style-name="P27">Senior Support Analyst</text:p>
            <text:p text:style-name="P24">São Paulo, SP (Nov/2009 – Mar/2011)</text:p>
          </table:table-cell>
          <table:table-cell table:style-name="Table1.B1" office:value-type="string">
            <text:p text:style-name="P13"><text:span text:style-name="T21">A</text:span>llocated full-time at Avon Cosmetics Brazil.</text:p>
            <text:p text:style-name="P13"><text:span text:style-name="T21">IBM WAS A</text:span>dministrator <text:span text:style-name="T28">multi-</text:span>platforms <text:span text:style-name="T28">(except z/OS)</text:span></text:p>
            <text:p text:style-name="P17">Support for development teams onshore, near-shore &amp; off-shore. <text:span text:style-name="T28">Did some </text:span>Linux and AIX administration, <text:span text:style-name="T28">using s</text:span>erver configuration automation <text:span text:style-name="T28">(cfengine)</text:span>.</text:p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3">IBM Brazil</text:p>
            <text:p text:style-name="P43">Senior IT Specialist</text:p>
            <text:p text:style-name="P26">Hortolândia, SP (Apr/2005 – Nov/2009)</text:p>
          </table:table-cell>
          <table:table-cell table:style-name="Table1.B1" office:value-type="string">
            <text:p text:style-name="P11"><text:span text:style-name="T16">H</text:span>ave worked in a handful different projects, <text:span text:style-name="T28">eventually leading the administration team in some of them, maintaining, </text:span>building and deploying J2EE applications, <text:span text:style-name="T28">providing </text:span>level 3 &amp; 4 support for <text:span text:style-name="T28">IBM off-shore projects using IBM WAS</text:span> v5.x &amp; v6.x, Portal Server v6.x, <text:span text:style-name="T28">playing along with </text:span>teams in Brazil, USA, India and Europe.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3">Elosoft Informática LTDA</text:p>
            <text:p text:style-name="P43">J2EE Consultant</text:p>
            <text:p text:style-name="P26">Blumenau, SC (May/2004 – Apr/2005)</text:p>
          </table:table-cell>
          <table:table-cell table:style-name="Table1.B1" office:value-type="string">
            <text:p text:style-name="P11">Development of a J2EE application using a MDA technology enabled tool.</text:p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3">Instituto Brasileiro de</text:p>
            <text:p text:style-name="P22">Tecnologia Avançada (IBTA)</text:p>
            <text:p text:style-name="P43">Training Program Manager</text:p>
            <text:p text:style-name="P26">São Paulo, SP (Dec/2001 – May/2004)</text:p>
          </table:table-cell>
          <table:table-cell table:style-name="Table1.B1" office:value-type="string">
            <text:p text:style-name="P14"><text:span text:style-name="T22">R</text:span>esponsible for Linux, Java and e-business training areas, taking care of technical, logistics and financial aspects. Assisted achieving partnerships with big players of the market, including Sun and IBM.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3">Spectrum Engenharia LTDA</text:p>
            <text:p text:style-name="P26">System Analyst</text:p>
            <text:p text:style-name="P26">São Paulo, SP (Abr/2001 - Nov/2001)</text:p>
          </table:table-cell>
          <table:table-cell table:style-name="Table1.B1" office:value-type="string">
            <text:p text:style-name="P11">Open-Source systems integration</text:p>
            <text:p text:style-name="P10">Development with BEA Weblogic, produced a small persistence layer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3">SQA</text:p>
            <text:p text:style-name="P26">J2EE Programmer</text:p>
            <text:p text:style-name="P26">São Paulo, SP (Abr/2000 – Mar/2001)</text:p>
          </table:table-cell>
          <table:table-cell table:style-name="Table1.B1" office:value-type="string">
            <text:p text:style-name="P1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23">Luz Engenharia Financeira</text:p>
            <text:p text:style-name="P43">Programmer</text:p>
            <text:p text:style-name="P26">São Paulo, SP (Out/1999 – Mar/2000)</text:p>
          </table:table-cell>
          <table:table-cell table:style-name="Table1.B1" office:value-type="string">
            <text:p text:style-name="P11">Development of Risk Analysis software for Financial Industry <text:span text:style-name="T28">using Delphi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3">Laboratório de Sistemas</text:p>
            <text:p text:style-name="P22">Integráveis (LSI-EPUSP)</text:p>
            <text:p text:style-name="P43">System Administrator</text:p>
            <text:p text:style-name="P26">São Paulo, SP (Fev/1994 – Out/1999)</text:p>
          </table:table-cell>
          <table:table-cell table:style-name="Table1.B1" office:value-type="string">
            <text:p text:style-name="P11"><text:span text:style-name="T19">Systems, Networking &amp; Security Administrator, working with </text:span>Solaris, IRIX, Linux and AIX</text:p>
            <text:p text:style-name="P10">Unix Teacher</text:p>
            <text:p text:style-name="P10">Intern – Parallel Computing <text:span text:style-name="T20">D</text:span>evelopment</text:p>
          </table:table-cell>
        </table:table-row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29" office:value-type="string">
            <text:p text:style-name="P9">Communities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29" office:value-type="string">
            <text:p text:style-name="P58">São Paulo Perl Mongers</text:p>
            <text:p text:style-name="P49"><text:a xlink:type="simple" xlink:href="http://sao-paulo.pm.org/" text:style-name="Internet_20_link" text:visited-style-name="Visited_20_Internet_20_Link"><text:span text:style-name="T8">http://sao-paulo.pm.org/</text:span></text:a></text:p>
            <text:p text:style-name="P26">São Paulo, SP (<text:span text:style-name="T11">since </text:span>May/2008)</text:p>
          </table:table-cell>
          <table:table-cell table:style-name="Table1.A1" office:value-type="string">
            <text:p text:style-name="P53"><text:span text:style-name="T10">Group l</text:span>eader <text:span text:style-name="T10">(</text:span>May/2011 –<text:span text:style-name="T10"> </text:span>Feb/2013<text:span text:style-name="T10">)</text:span></text:p>
            <text:p text:style-name="P53">Active member of the mailing list</text:p>
            <text:p text:style-name="P11">Author of a number of Perl modules, at metacpan.org/author/RUSSOZ</text:p>
          </table:table-cell>
        </table:table-row>
        <table:table-row table:style-name="Table1.1">
          <table:table-cell table:style-name="Table1.A29" office:value-type="string">
            <text:p text:style-name="P23">Sociedade de Usuários Java (SouJava)</text:p>
            <text:p text:style-name="P29"><text:a xlink:type="simple" xlink:href="http://www.soujava.org.br/" text:style-name="Internet_20_link" text:visited-style-name="Visited_20_Internet_20_Link"><text:span text:style-name="Internet_20_link"><text:span text:style-name="T7">http://www.soujava.org.br/</text:span></text:span></text:a></text:p>
            <text:p text:style-name="P26">São Paulo, SP (<text:span text:style-name="T11">since </text:span>Out/1998)</text:p>
          </table:table-cell>
          <table:table-cell table:style-name="Table1.A1" office:value-type="string">
            <text:p text:style-name="P12">Organization <text:span text:style-name="T9">(Oct/1998 – Jul/2002)</text:span></text:p>
            <text:p text:style-name="P11">Administration and support on events.</text:p>
            <text:p text:style-name="P10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31">IBM Certified System Administrator – WAS ND 6.0</text:p>
            <text:p text:style-name="P47"><text:s text:c="2"/>on November, 29th 2005</text:p>
            <text:p text:style-name="P30">Application Dev. with IBM WebSphere Studio, V5.0</text:p>
            <text:p text:style-name="P35"><text:s text:c="2"/>on March, 18th 2004</text:p>
            <text:p text:style-name="P30">Sun Certified Web Component Dev. for J2EE 1.3</text:p>
            <text:p text:style-name="P41"><text:s text:c="2"/>on March, 19th 2004</text:p>
            <text:p text:style-name="P30">Sun Certified Java Programmer for Java 1.4</text:p>
            <text:p text:style-name="P41"><text:s text:c="2"/>on July, 31st 2003</text:p>
            <text:p text:style-name="P30">Linux Professional Institute Certification Level 2</text:p>
            <text:p text:style-name="P41"><text:s text:c="2"/>on June 30th 2003 (LPI000022682, 97fgfk3m5a)</text:p>
            <text:p text:style-name="P30">Linux Professional Institute Certification Level 1</text:p>
            <text:p text:style-name="P41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6">Graduated</text:p>
            <text:p text:style-name="P36">Dec 2009</text:p>
          </table:table-cell>
          <table:table-cell table:style-name="Table1.B1" office:value-type="string">
            <text:p text:style-name="P31">Gestão de Negócios na Pequena e Média Empresa</text:p>
            <text:p text:style-name="P30">(Business Management in Small and Medium Enterprises)</text:p>
            <text:p text:style-name="P30">Universidade Anhembi-Morumbi</text:p>
            <text:p text:style-name="P30">São Paulo, SP</text:p>
          </table:table-cell>
        </table:table-row>
        <table:table-row table:style-name="Table1.1">
          <table:table-cell table:style-name="Table1.A1" office:value-type="string">
            <text:p text:style-name="P36">Not completed</text:p>
          </table:table-cell>
          <table:table-cell table:style-name="Table1.B1" office:value-type="string">
            <text:p text:style-name="P4">Ciência da Computação (BsC Computer Sciences)</text:p>
            <text:p text:style-name="P30">Instituto de Matemática e Estatística da USP</text:p>
            <text:p text:style-name="P30">São Paulo, SP</text:p>
          </table:table-cell>
        </table:table-row>
        <table:table-row table:style-name="Table1.1">
          <table:table-cell table:style-name="Table1.A1" office:value-type="string">
            <text:p text:style-name="P36">High School</text:p>
            <text:p text:style-name="P36">Dec 1992</text:p>
          </table:table-cell>
          <table:table-cell table:style-name="Table1.B1" office:value-type="string">
            <text:p text:style-name="P5">Colégio Marista de Brasília, </text:p>
            <text:p text:style-name="P33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8-24T00:11:00.936037972</dc:date>
    <meta:editing-cycles>76</meta:editing-cycles>
    <meta:editing-duration>P1DT10H29M22S</meta:editing-duration>
    <meta:generator>LibreOffice/5.0.3.2$Linux_X86_64 LibreOffice_project/00m0$Build-2</meta:generator>
    <meta:document-statistic meta:table-count="1" meta:image-count="0" meta:object-count="0" meta:page-count="3" meta:paragraph-count="132" meta:word-count="756" meta:character-count="5558" meta:non-whitespace-character-count="4905"/>
    <meta:user-defined meta:name="Info 1"/>
    <meta:user-defined meta:name="Info 2"/>
    <meta:user-defined meta:name="Info 3"/>
    <meta:user-defined meta:name="Info 4"/>
  </office:meta>
</office:document-meta>
</file>